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091420452823142100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<text:span text:style-name="T1">Tues 8/14/2017 </text:span><text:span text:style-name="T1">18 miles - a training run for the marathon</text:span></text:p>
      <text:p text:style-name="P11">I ran 3 times a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mile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1"/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<text:soft-page-break/>in the morning and not eat. <text:s/>As long as I drink enough water I can run for a little over an hour using just the energy stored in my body. <text:s/>This is about right for me but it might not be correct for everyone. <text:s/>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1"><text:span text:style-name="T1"/></text:p>
      <text:p text:style-name="P11">Wed 8/16/2017 <text:span text:style-name="T1">3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1"/>
      <text:p text:style-name="P11">Thurs 8/17/2017 <text:span text:style-name="T1">4 miles</text:span></text:p>
      <text:p text:style-name="P11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1"/>
      <text:p text:style-name="P11">Fri 8/18/2017 <text:span text:style-name="T1">1 mile</text:span></text:p>
      <text:p text:style-name="P11">I ran ½ mile to the Wise Center. <text:s/>Then I did about 24 exercises using weight machines. On most machines I did one set. <text:s/>On a few for my legs I did two sets. I ran ½ mile home.</text:p>
      <text:p text:style-name="P11"/>
      <text:p text:style-name="P12">41.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8T21:53:53.22</dc:date>
    <dc:creator>James Lombardi</dc:creator>
    <meta:editing-duration>PT17H52M1S</meta:editing-duration>
    <meta:editing-cycles>92</meta:editing-cycles>
    <meta:generator>OpenOffice/4.1.2$Win32 OpenOffice.org_project/412m3$Build-9782</meta:generator>
    <meta:document-statistic meta:table-count="0" meta:image-count="0" meta:object-count="0" meta:page-count="6" meta:paragraph-count="115" meta:word-count="2509" meta:character-count="12784"/>
  </office:meta>
</office:document-meta>
</file>